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F732FD5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16cm" svg:y="0cm" svg:width="8.502cm" svg:height="7.026cm" draw:z-index="0"><draw:image xlink:href="Pictures/1000000100000586000005CF732FD52E.png" xlink:type="simple" xlink:show="embed" xlink:actuate="onLoad" draw:mime-type="image/png"/></draw:frame><draw:frame draw:style-name="fr1" draw:name="Imagen1 Copia 1" text:anchor-type="char" svg:x="0.016cm" svg:y="0cm" svg:width="8.502cm" svg:height="8.375cm" draw:z-index="1"><draw:image xlink:href="Pictures/1000000100000586000005CF732FD52E.png" xlink:type="simple" xlink:show="embed" xlink:actuate="onLoad" draw:mime-type="image/png"/></draw:frame><draw:frame draw:style-name="fr1" draw:name="Imagen1 Copia 1 Copia 1" text:anchor-type="char" svg:x="8.516cm" svg:y="0cm" svg:width="8.502cm" svg:height="8.375cm" draw:z-index="2"><draw:image xlink:href="Pictures/1000000100000586000005CF732FD52E.png" xlink:type="simple" xlink:show="embed" xlink:actuate="onLoad" draw:mime-type="image/png"/></draw:frame><draw:frame draw:style-name="fr1" draw:name="Imagen1 Copia 1 Copia 2" text:anchor-type="char" svg:x="0.016cm" svg:y="8.373cm" svg:width="8.502cm" svg:height="8.375cm" draw:z-index="3"><draw:image xlink:href="Pictures/1000000100000586000005CF732FD52E.png" xlink:type="simple" xlink:show="embed" xlink:actuate="onLoad" draw:mime-type="image/png"/></draw:frame><draw:frame draw:style-name="fr1" draw:name="Imagen1 Copia 1 Copia 3" text:anchor-type="char" svg:x="8.516cm" svg:y="8.373cm" svg:width="8.502cm" svg:height="8.375cm" draw:z-index="4"><draw:image xlink:href="Pictures/1000000100000586000005CF732FD52E.png" xlink:type="simple" xlink:show="embed" xlink:actuate="onLoad" draw:mime-type="image/png"/></draw:frame><draw:frame draw:style-name="fr1" draw:name="Imagen1 Copia 1 Copia 4" text:anchor-type="char" svg:x="0.016cm" svg:y="16.746cm" svg:width="8.502cm" svg:height="8.375cm" draw:z-index="5"><draw:image xlink:href="Pictures/1000000100000586000005CF732FD52E.png" xlink:type="simple" xlink:show="embed" xlink:actuate="onLoad" draw:mime-type="image/png"/></draw:frame><draw:frame draw:style-name="fr1" draw:name="Imagen1 Copia 1 Copia 5" text:anchor-type="char" svg:x="8.516cm" svg:y="16.746cm" svg:width="8.502cm" svg:height="8.375cm" draw:z-index="6"><draw:image xlink:href="Pictures/1000000100000586000005CF732FD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7:31:21.671000000</meta:creation-date>
    <dc:date>2024-12-03T17:41:10.750000000</dc:date>
    <meta:editing-duration>PT7M14S</meta:editing-duration>
    <meta:editing-cycles>3</meta:editing-cycles>
    <meta:generator>LibreOffice/24.8.3.2$Windows_X86_64 LibreOffice_project/48a6bac9e7e268aeb4c3483fcf825c94556d9f92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